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style:font-name="Arial" fo:font-size="11pt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e81e764-7fff-c04e-fee1-63fa51ee321b"/>Дано:</text:p>
      <text:p text:style-name="P4"><text:span text:style-name="T1">Справочный каталог автомобилей в формате XML: </text:span><text:a xlink:type="simple" xlink:href="https://auto-export.s3.yandex.net/auto/price-list/catalog/cars.xml" text:style-name="Internet_20_link" text:visited-style-name="Visited_20_Internet_20_Link">h</text:a><text:a xlink:type="simple" xlink:href="https://auto-export.s3.yandex.net/auto/price-list/catalog/cars.xml" text:style-name="Internet_20_link" text:visited-style-name="Visited_20_Internet_20_Link">ttps://auto-export.s3.yandex.net/auto/price-list/catalog/cars.xml</text:a></text:p>
      <text:p text:style-name="Text_20_body"/>
      <text:p text:style-name="P1">Задача:</text:p>
      <text:p text:style-name="P2">Напишите консольную программу, подсчитывающую количество уникальных значений атрибута name тега modification.</text:p>
      <text:p text:style-name="Text_20_body"/>
      <text:p text:style-name="P1">Пример запуска:</text:p>
      <text:p text:style-name="P2">java -jar myprog.jar cars.xml</text:p>
      <text:p text:style-name="Text_20_body"/>
      <text:p text:style-name="P1">Результат:</text:p>
      <text:p text:style-name="P2">42</text:p>
      <text:p text:style-name="Text_20_body"/>
      <text:p text:style-name="P1">Примечания:</text:p>
      <text:p text:style-name="P3"><text:span text:style-name="T4">* Выбор способа разбора (парсинга) XML не ограничен.</text:span></text:p>
      <text:p text:style-name="P3"><text:span text:style-name="T4">* Подсчет должен вестись без учета принадлежности маркам и моделям, т.е., например, написание "1.6 MT (80 л.с.)" должно быть подсчитано 1 раз, сколько бы оно не встречалось.</text:span></text:p>
      <text:p text:style-name="P3"><text:span text:style-name="T4">* Решение задачи предоставить любым удобным способом. Ссылка на репозиторий, архив, общий документ и т. д. 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4:10:55.559818050</meta:creation-date>
    <dc:date>2021-06-29T14:11:55.517507656</dc:date>
    <meta:editing-duration>PT1M</meta:editing-duration>
    <meta:editing-cycles>1</meta:editing-cycles>
    <meta:document-statistic meta:table-count="0" meta:image-count="0" meta:object-count="0" meta:page-count="1" meta:paragraph-count="13" meta:word-count="80" meta:character-count="633" meta:non-whitespace-character-count="563"/>
    <meta:generator>LibreOffice/6.4.6.2$Linux_X86_64 LibreOffice_project/40$Build-2</meta:generator>
  </office:meta>
</office:document-meta>
</file>